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3C3600000845FCBC8777.svm"/>
  <manifest:file-entry manifest:media-type="" manifest:full-path="Pictures/2000000B00003CBE00000BE0D0CC9FAE.svm"/>
  <manifest:file-entry manifest:media-type="" manifest:full-path="Pictures/2000000B00003698000003D2A7A52903.svm"/>
  <manifest:file-entry manifest:media-type="" manifest:full-path="Pictures/2000000B00003F7F0000112C7AC56281.svm"/>
  <manifest:file-entry manifest:media-type="" manifest:full-path="Pictures/2000000B00003698000002A751BA75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508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cm" fo:text-align="center" style:justify-single-word="false" fo:text-indent="1.508cm" style:auto-text-indent="false" style:page-number="auto"/>
      <style:text-properties style:font-name="Times New Roman1" fo:font-size="14pt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  <style:text-properties style:font-name="Times New Roman1" fo:font-size="14pt"/>
    </style:style>
    <style:style style:name="P4" style:family="paragraph" style:parent-style-name="Text_20_body">
      <style:paragraph-properties fo:margin-left="0cm" fo:margin-right="0cm" fo:margin-top="0cm" fo:margin-bottom="0cm" fo:text-align="end" style:justify-single-word="false" fo:text-indent="1.508cm" style:auto-text-indent="false"/>
      <style:text-properties style:font-name="Times New Roman1" fo:font-size="14pt"/>
    </style:style>
    <style:style style:name="P5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1" fo:font-size="14pt" fo:font-weight="bold"/>
    </style:style>
    <style:style style:name="P6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1" fo:font-size="14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508cm" style:auto-text-indent="false"/>
      <style:text-properties style:font-name="Times New Roman1" fo:font-size="14pt"/>
    </style:style>
    <style:style style:name="P8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</style:style>
    <style:style style:name="P9" style:family="paragraph" style:parent-style-name="Text_20_body">
      <style:paragraph-properties fo:margin-left="0cm" fo:margin-right="0cm" fo:margin-top="0cm" fo:margin-bottom="0cm" fo:text-align="end" style:justify-single-word="false" fo:text-indent="1.508cm" style:auto-text-indent="false"/>
    </style:style>
    <style:style style:name="P10" style:family="paragraph" style:parent-style-name="Text_20_body">
      <style:paragraph-properties fo:margin-left="0cm" fo:margin-right="0cm" fo:margin-top="0cm" fo:margin-bottom="0cm" fo:line-height="150%" fo:text-indent="1.508cm" style:auto-text-indent="false"/>
    </style:style>
    <style:style style:name="P11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508cm" style:auto-text-indent="false"/>
    </style:style>
    <style:style style:name="P12" style:family="paragraph" style:parent-style-name="Text_20_body">
      <style:paragraph-properties fo:margin-left="0cm" fo:margin-right="0cm" fo:line-height="115%" fo:text-indent="1.508cm" style:auto-text-indent="false" fo:break-before="page"/>
    </style:style>
    <style:style style:name="P13" style:family="paragraph" style:parent-style-name="Text_20_body">
      <style:paragraph-properties fo:margin-left="0cm" fo:margin-right="0cm" fo:line-height="115%" fo:text-indent="1.508cm" style:auto-text-indent="false"/>
    </style:style>
    <style:style style:name="P14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Федерации</text:p>
      <text:p text:style-name="P3">Федеральное государственное бюджетное образовательное</text:p>
      <text:p text:style-name="P3">учреждение высшего образования</text:p>
      <text:p text:style-name="P3">Кубанский государственный технологический университет</text:p>
      <text:p text:style-name="P3">(ФБГОУ ВО КубГТУ)</text:p>
      <text:p text:style-name="P8"/>
      <text:p text:style-name="P3">Институт компьютерных систем и информационной безопасности</text:p>
      <text:p text:style-name="P3">Кафедра информационных систем и программирования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Отчет к</text:p>
      <text:p text:style-name="P3">лабораторной работе №4:</text:p>
      <text:p text:style-name="P8"><text:span text:style-name="T1">«Язык запросов к данным в</text:span> <text:span text:style-name="T1">MongoDB»</text:span></text:p>
      <text:p text:style-name="P3">по дисциплине «Нереляционные базы данных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Выполнил студент</text:p>
      <text:p text:style-name="P4">группы 19-КМ-ПИ1</text:p>
      <text:p text:style-name="P4">Ручка Артем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3">Краснодар </text:p>
      <text:p text:style-name="P3">2020</text:p>
      <text:p text:style-name="P12"/>
      <text:p text:style-name="P5">Цель работы</text:p>
      <text:p text:style-name="P6">Научиться осуществлять поиск и обновление данных в базах данных MongoDB.</text:p>
      <text:p text:style-name="P10"/>
      <text:p text:style-name="P5">Задания</text:p>
      <text:p text:style-name="P6">1. Выполните поиск в базе данных MongoDB.</text:p>
      <text:p text:style-name="P6">2. Проведите различные виды редактирования данных в базе данных MongoDB.</text:p>
      <text:p text:style-name="P10"/>
      <text:p text:style-name="P5">Ход работы:</text:p>
      <text:p text:style-name="P10"><text:span text:style-name="T1">1. Добавим несколько документов в коллекцию </text:span><text:span text:style-name="T2">comments</text:span><text:span text:style-name="T1">.</text:span></text:p>
      <text:p text:style-name="P10"/>
      <text:p text:style-name="P8"><draw:frame draw:style-name="fr1" draw:name="Графический объект1" text:anchor-type="paragraph" svg:width="16.254cm" svg:height="4.396cm" draw:z-index="0"><draw:image xlink:href="Pictures/2000000B00003F7F0000112C7AC56281.svm" xlink:type="simple" xlink:show="embed" xlink:actuate="onLoad"/></draw:frame></text:p>
      <text:p text:style-name="P7">Рисунок 1 – Добавление записей</text:p>
      <text:p text:style-name="P11"/>
      <text:p text:style-name="P10"><text:span text:style-name="T1">2. Выполним поиск записей. Для начала найдем комментарии, которые оставил пользователь </text:span><text:span text:style-name="T2">nick</text:span><text:span text:style-name="T1">.</text:span></text:p>
      <text:p text:style-name="P10"/>
      <text:p text:style-name="P8"><draw:frame draw:style-name="fr1" draw:name="Графический объект2" text:anchor-type="paragraph" svg:width="13.975cm" svg:height="0.977cm" draw:z-index="1"><draw:image xlink:href="Pictures/2000000B00003698000003D2A7A52903.svm" xlink:type="simple" xlink:show="embed" xlink:actuate="onLoad"/></draw:frame></text:p>
      <text:p text:style-name="P7">Рисунок 2 – Поиск записей</text:p>
      <text:p text:style-name="P10"/>
      <text:p text:style-name="P6">Теперь поищем по тексту комментария.</text:p>
      <text:p text:style-name="P11"/>
      <text:p text:style-name="P11"/>
      <text:p text:style-name="P11"/>
      <text:p text:style-name="P8"><draw:frame draw:style-name="fr1" draw:name="Графический объект3" text:anchor-type="paragraph" svg:width="13.975cm" svg:height="0.679cm" draw:z-index="2"><draw:image xlink:href="Pictures/2000000B00003698000002A751BA7555.svm" xlink:type="simple" xlink:show="embed" xlink:actuate="onLoad"/></draw:frame><text:soft-page-break/></text:p>
      <text:p text:style-name="P7">Рисунок 3 – Поиск комментариев</text:p>
      <text:p text:style-name="P7"/>
      <text:p text:style-name="P6">3. Изменим текст комментария.</text:p>
      <text:p text:style-name="P10"/>
      <text:p text:style-name="P8"><draw:frame draw:style-name="fr1" draw:name="Графический объект4" text:anchor-type="paragraph" svg:width="15.55cm" svg:height="3.039cm" draw:z-index="3"><draw:image xlink:href="Pictures/2000000B00003CBE00000BE0D0CC9FAE.svm" xlink:type="simple" xlink:show="embed" xlink:actuate="onLoad"/></draw:frame></text:p>
      <text:p text:style-name="P7">Рисунок 4 – Изменение записей</text:p>
      <text:p text:style-name="P10"/>
      <text:p text:style-name="P10"><text:span text:style-name="T1">4. Удалим все комментария пользователя </text:span><text:span text:style-name="T2">alex</text:span><text:span text:style-name="T1">.</text:span></text:p>
      <text:p text:style-name="P10"/>
      <text:p text:style-name="P8"><draw:frame draw:style-name="fr1" draw:name="Графический объект5" text:anchor-type="paragraph" svg:width="15.415cm" svg:height="2.117cm" draw:z-index="4"><draw:image xlink:href="Pictures/2000000B00003C3600000845FCBC8777.svm" xlink:type="simple" xlink:show="embed" xlink:actuate="onLoad"/></draw:frame></text:p>
      <text:p text:style-name="P7">Рисунок 5 – Удаление записей</text:p>
      <text:p text:style-name="P13"/>
      <text:p text:style-name="P5">Вывод</text:p>
      <text:p text:style-name="P6">В результате выполнения лабораторной работы мы научились искать и изменять информацию в базе данных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1S</meta:editing-duration>
    <meta:editing-cycles>4</meta:editing-cycles>
    <meta:generator>OpenOffice/4.1.7$Win32 OpenOffice.org_project/417m1$Build-9800</meta:generator>
    <dc:date>2020-03-25T13:20:48.54</dc:date>
    <meta:document-statistic meta:table-count="0" meta:image-count="5" meta:object-count="0" meta:page-count="3" meta:paragraph-count="34" meta:word-count="162" meta:character-count="1197"/>
    <meta:user-defined meta:name="Info 1"/>
    <meta:user-defined meta:name="Info 2"/>
    <meta:user-defined meta:name="Info 3"/>
    <meta:user-defined meta:name="Info 4"/>
  </office:meta>
</office:document-meta>
</file>